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4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That is,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P18"><text:span text:style-name="OperatorTok">!</text:span></text:p>
          </table:table-cell>
          <table:table-cell table:style-name="TableRowCell" office:value-type="string">
            <text:p text:style-name="P19">is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*</text:span>, <text:span text:style-name="OperatorTok">/</text:span>, and <text:span text:style-name="OperatorTok">%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+</text:span> and <text:span text:style-name="OperatorTok">-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&lt;</text:span>, <text:span text:style-name="OperatorTok">&gt;</text:span>, <text:span text:style-name="OperatorTok">&lt;=</text:span>, and <text:span text:style-name="OperatorTok">&gt;=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==</text:span> and <text:span text:style-name="OperatorTok">!=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&amp;&amp;</text:span></text:p>
          </table:table-cell>
          <table:table-cell table:style-name="TableRowCell" office:value-type="string">
            <text:p text:style-name="P19">which is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||</text:span></text:p>
          </table:table-cell>
          <table:table-cell table:style-name="TableRowCell" office:value-type="string">
            <text:p text:style-name="P19">which comes last.</text:p>
          </table:table-cell>
        </table:table-row>
      </table:table>
      <text:p text:style-name="First_20_paragraph">and that within those group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20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20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20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20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20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20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20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20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21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21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21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21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21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21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40:39Z</meta:creation-date>
    <dc:date>2021-06-07T16:40:39Z</dc:date>
    <meta:user-defined meta:name="date" meta:value-type="string">June   7, 2021 (12:4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